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text-properties style:font-name="Calibri1"/>
    </style:style>
    <style:style style:name="P24" style:family="paragraph" style:parent-style-name="Heading" style:master-page-name="Standard">
      <style:paragraph-properties style:page-number="auto"/>
      <style:text-properties fo:language="pl" fo:country="PL"/>
    </style:style>
    <style:style style:name="P25" style:family="paragraph" style:parent-style-name="List_20_Paragraph" style:list-style-name="WWNum1">
      <style:text-properties fo:language="pl" fo:country="PL"/>
    </style:style>
    <style:style style:name="P26" style:family="paragraph" style:parent-style-name="List_20_Paragraph" style:list-style-name="WWNum2">
      <style:text-properties fo:language="pl" fo:country="PL"/>
    </style:style>
    <style:style style:name="P27" style:family="paragraph" style:parent-style-name="Heading_20_2">
      <style:text-properties fo:language="pl" fo:country="PL"/>
    </style:style>
    <style:style style:name="P28" style:family="paragraph" style:parent-style-name="Heading_20_2">
      <style:text-properties style:font-name="Calibri1"/>
    </style:style>
    <style:style style:name="P29" style:family="paragraph" style:parent-style-name="Heading_20_2">
      <style:paragraph-properties fo:break-before="page"/>
      <style:text-properties fo:language="pl" fo:country="PL"/>
    </style:style>
    <style:style style:name="P30" style:family="paragraph" style:parent-style-name="Heading_20_2" style:list-style-name="WWNum4">
      <style:paragraph-properties fo:break-before="page"/>
      <style:text-properties fo:language="pl" fo:country="PL"/>
    </style:style>
    <style:style style:name="P31" style:family="paragraph" style:parent-style-name="Heading_20_3">
      <style:text-properties fo:language="pl" fo:country="PL"/>
    </style:style>
    <style:style style:name="P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rły na Krymie – tom I, „Elekcja Inaczej”</text:p>
      <text:list xml:id="list1564915622152859939" text:style-name="Outline">
        <text:list-item>
          <text:h text:style-name="P27"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8574099" text:continue-numbering="true" text:style-name="Outline">
        <text:list-item>
          <text:h text:style-name="P27" text:outline-level="1">Czego jeszcze potrzebujemy</text:h>
        </text:list-item>
      </text:list>
      <text:list xml:id="list3333906551350751692" text:style-name="WWNum1">
        <text:list-item>
          <text:p text:style-name="P25"><text:s/>przeczytać początek wątku „Elekcja 1673 inaczej”</text:p>
        </text:list-item>
        <text:list-item>
          <text:p text:style-name="P25">Dowiedzieć się więcej o organizacji wojsk Rzeczypospolitej w 2-giej poł. XVII wieku</text:p>
          <text:list>
            <text:list-item>
              <text:p text:style-name="P25">Źródłem może być gra wojenna „Ogniem i Mieczem”</text:p>
            </text:list-item>
          </text:list>
        </text:list-item>
        <text:list-item>
          <text:p text:style-name="P25">Dowiedzieć się więcej o wojnie Polsko-Tureckiej od 1672 roku</text:p>
        </text:list-item>
        <text:list-item>
          <text:p text:style-name="P25">Dowiedzieć się więcej o zwyczajach Rzeczypospolitej Szlacheckiej z 2-giej poł. XVII wieku, źródła:</text:p>
          <text:list>
            <text:list-item>
              <text:p text:style-name="P25">Strona internetowa Kadrinazi</text:p>
            </text:list-item>
            <text:list-item>
              <text:p text:style-name="P25">„Encyklopedia Staropolska” Glogera – może jest na internecie</text:p>
            </text:list-item>
            <text:list-item>
              <text:p text:style-name="P25">„Pamiętniki” Jana Chryzostoma Paska – może jest na internecie – jest w Google Books</text:p>
            </text:list-item>
            <text:list-item>
              <text:p text:style-name="P25">„Listy do Marysieńki” Króla Jana III Sobieskiego – może są na internecie</text:p>
            </text:list-item>
          </text:list>
        </text:list-item>
        <text:list-item>
          <text:p text:style-name="P25">Ewentualnie porozumieć się z głównymi uczestnikami wątku</text:p>
        </text:list-item>
      </text:list>
      <text:list xml:id="list38545857" text:continue-list="list38574099" text:style-name="Outline">
        <text:list-item>
          <text:h text:style-name="P27" text:outline-level="1">Postaci</text:h>
          <text:list>
            <text:list-item>
              <text:list>
                <text:list-item>
                  <text:h text:style-name="P31"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8542855" text:continue-numbering="true" text:style-name="Outline">
        <text:list-item>
          <text:list>
            <text:list-item>
              <text:list>
                <text:list-item>
                  <text:h text:style-name="P31"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8549183" text:continue-numbering="true" text:style-name="Outline">
        <text:list-item>
          <text:list>
            <text:list-item>
              <text:list>
                <text:list-item>
                  <text:h text:style-name="P31"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8565813" text:continue-numbering="true" text:style-name="Outline">
        <text:list-item>
          <text:h text:style-name="P27"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8572147" text:continue-numbering="true" text:style-name="Outline">
        <text:list-item>
          <text:list>
            <text:list-item>
              <text:list>
                <text:list-item>
                  <text:h text:style-name="P31" text:outline-level="3">Pytania do tego co już napisaliśmy</text:h>
                </text:list-item>
              </text:list>
            </text:list-item>
          </text:list>
        </text:list-item>
      </text:list>
      <text:list xml:id="list4549144389149593690" text:style-name="WWNum2">
        <text:list-item>
          <text:p text:style-name="P26">Jakie były działania wojsk polskich prowadzonych przez Hetmana Wlk. na Podolu podczas i tuż po oblężeniu Kamieńca? -&gt; Wyprawa Przeciwko Czambułom</text:p>
        </text:list-item>
        <text:list-item>
          <text:p text:style-name="P26">Kto mógł dowodzić silnym podjazdem, jakie były jego cele i dalsze losy? -&gt; Pośrednio Strażnik Kornny Bidziński, bezpośrednio pan Pruszkowski</text:p>
        </text:list-item>
        <text:list-item>
          <text:p text:style-name="P26">Jak wyglądały działania wojenne podczas elekcji? -&gt; rozejm Buczacki, konfederacja Gołąbska</text:p>
        </text:list-item>
        <text:list-item>
          <text:p text:style-name="P26">Jak wyglądały działania wojenne po elekcji? -&gt; Oblężenie Lwowa i Trembowli (nie jest ważne bo już nastąpił POD)</text:p>
        </text:list-item>
      </text:list>
      <text:p text:style-name="P1"/>
      <text:list xml:id="list38567050" text:continue-list="list38572147" text:style-name="Outline">
        <text:list-item>
          <text:list>
            <text:list-item>
              <text:list>
                <text:list-item>
                  <text:h text:style-name="P31"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8592938210658864780" text:style-name="WWNum4">
        <text:list-item>
          <text:h text:style-name="P30"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28</dc:date><text:p text:style-name="P32"><text:span text:style-name="T16">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8566354" text:continue-list="list38567050" text:style-name="Outline">
        <text:list-item text:start-value="2">
          <text:h text:style-name="P29"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35</dc:date><text:p text:style-name="P32"><text:span text:style-name="T16">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35</dc:date><text:p text:style-name="P32"><text:span text:style-name="T16">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8555718" text:continue-numbering="true" text:style-name="Outline">
        <text:list-item>
          <text:h text:style-name="P29"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8562491" text:continue-numbering="true" text:style-name="Outline">
        <text:list-item>
          <text:h text:style-name="P29"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8562579" text:continue-numbering="true" text:style-name="Outline">
        <text:list-item>
          <text:h text:style-name="P29"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8552339" text:continue-numbering="true" text:style-name="Outline">
        <text:list-item>
          <text:h text:style-name="P29"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8541982" text:continue-numbering="true" text:style-name="Outline">
        <text:list-item>
          <text:h text:style-name="P28"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Dialog"><text:soft-page-break/><text:span text:style-name="T3">„Gwarant to wolności przecie”, mówił, „bo nie tylko przeciw wrogom zewnętrznym, ale przeciw tyranowi na tronie szlachta za broń chwytać zwykła”</text:span></text:p>
      <text:p text:style-name="Dialog"><text:span text:style-name="T3">„Jednak za broń przeciw Turkom jakoś nie chwytali”, mówił pan Ostrowski, „pamiętwasz Wasze jak to myśmy Tatar ganiali, a pospolitacy dobra Sobieskiego plądrowali.”</text:span></text:p>
      <text:p text:style-name="Dialog"><text:span text:style-name="T3">„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span></text:p>
      <text:p text:style-name="Dialog"><text:span text:style-name="T3">„Nie tyran tymi wojskami zarządzać będzie, jeno sejmiki, tak przecie ona konstytucja stanowi.”</text:span></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Text_20_body"><text:span text:style-name="T3">„Zdrada!”, krzyczał zdrożony jeździec wpadając na spienionym koniu na rynek we Środzie, „na Wawel i na korony rękę podnieśli! Cesarscy pachołkowie burgrabiego krakowskiego pobili!”</text:span></text:p>
      <text:p text:style-name="Text_20_body"><text:span text:style-name="T3">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span></text:p>
      <text:p text:style-name="Text_20_body"><text:span text:style-name="T3">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span></text:p>
      <text:p text:style-name="P8"><text:span text:style-name="T3"/></text:p>
      <text:p text:style-name="P8"><text:span text:style-name="T3"/></text:p>
      <text:p text:style-name="P8"/>
      <text:p text:style-name="P8">Koronacja</text:p>
      <text:p text:style-name="P8">Potem wyprawa na Poznan</text:p>
      <text:p text:style-name="P8"/>
      <text:p text:style-name="P8">Trybunal?</text:p>
      <text:p text:style-name="P8"/>
      <text:p text:style-name="P15"/>
      <text:p text:style-name="P15"/>
      <text:p text:style-name="P15"/>
      <text:p text:style-name="P15"/>
      <text:p text:style-name="P15"><text:s/></text:p>
      <text:p text:style-name="P4"><text:soft-page-break/></text:p>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22</meta:editing-cycles>
    <meta:creation-date>2014-08-22T08:05:00</meta:creation-date>
    <dc:date>2015-11-08T18:39:07.73</dc:date>
    <meta:editing-duration>P58DT8H35M3S</meta:editing-duration>
    <meta:generator>OpenOffice/4.1.1$Win32 OpenOffice.org_project/411m6$Build-9775</meta:generator>
    <dc:creator>Mikolaj Trzeciecki</dc:creator>
    <meta:document-statistic meta:table-count="0" meta:image-count="0" meta:object-count="0" meta:page-count="60" meta:paragraph-count="587" meta:word-count="27491" meta:character-count="18700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